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7374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3528in"/>
    </style:style>
    <style:style style:name="co4" style:family="table-column">
      <style:table-column-properties fo:break-before="auto" style:column-width="0.4736in"/>
    </style:style>
    <style:style style:name="co5" style:family="table-column">
      <style:table-column-properties fo:break-before="auto" style:column-width="0.5398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3862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6717in"/>
    </style:style>
    <style:style style:name="co10" style:family="table-column">
      <style:table-column-properties fo:break-before="auto" style:column-width="0.682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/>
          <table:table-cell office:value-type="string">
            <text:p>axion</text:p>
          </table:table-cell>
          <table:table-cell office:value-type="string">
            <text:p>db2</text:p>
          </table:table-cell>
          <table:table-cell office:value-type="string">
            <text:p>derby</text:p>
          </table:table-cell>
          <table:table-cell office:value-type="string">
            <text:p>firebird</text:p>
          </table:table-cell>
          <table:table-cell office:value-type="string">
            <text:p>frontbase</text:p>
          </table:table-cell>
          <table:table-cell office:value-type="string">
            <text:p>hsql</text:p>
          </table:table-cell>
          <table:table-cell office:value-type="string">
            <text:p>ingres</text:p>
          </table:table-cell>
          <table:table-cell office:value-type="string">
            <text:p>mckoi</text:p>
          </table:table-cell>
          <table:table-cell office:value-type="string">
            <text:p>mysql</text:p>
          </table:table-cell>
          <table:table-cell office:value-type="string">
            <text:p>oracle</text:p>
          </table:table-cell>
          <table:table-cell office:value-type="string">
            <text:p>pointbase</text:p>
          </table:table-cell>
          <table:table-cell office:value-type="string">
            <text:p>postgres</text:p>
          </table:table-cell>
          <table:table-cell office:value-type="string">
            <text:p>sqlserver</text:p>
          </table:table-cell>
        </table:table-row>
        <table:table-row table:style-name="ro2">
          <table:table-cell office:value-type="string">
            <text:p>axion</text:p>
          </table:table-cell>
          <table:table-cell office:value-type="string">
            <text:p>X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58">
            <text:p>55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63">
            <text:p>263</text:p>
          </table:table-cell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b2</text:p>
          </table:table-cell>
          <table:table-cell office:value-type="float" office:value="17">
            <text:p>17</text:p>
          </table:table-cell>
          <table:table-cell office:value-type="string">
            <text:p>X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57">
            <text:p>55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43">
            <text:p>343</text:p>
          </table:table-cell>
          <table:table-cell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erby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574">
            <text:p>57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78">
            <text:p>278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rebird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string">
            <text:p>X</text:p>
          </table:table-cell>
          <table:table-cell office:value-type="float" office:value="594">
            <text:p>59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91">
            <text:p>291</text:p>
          </table:table-cell>
          <table:table-cell office:value-type="float" office:value="127">
            <text:p>127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frontbase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hsql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642">
            <text:p>642</text:p>
          </table:table-cell>
          <table:table-cell office:value-type="string">
            <text:p>X</text:p>
          </table:table-cell>
          <table:table-cell office:value-type="float" office:value="17">
            <text:p>17</text:p>
          </table:table-cell>
          <table:table-cell office:value-type="float" office:value="417">
            <text:p>417</text:p>
          </table:table-cell>
          <table:table-cell office:value-type="float" office:value="223">
            <text:p>22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ingres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506">
            <text:p>506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office:value-type="float" office:value="280">
            <text:p>280</text:p>
          </table:table-cell>
          <table:table-cell office:value-type="float" office:value="120">
            <text:p>12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ckoi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62">
            <text:p>66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ysql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74">
            <text:p>67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49">
            <text:p>249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oracle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39">
            <text:p>53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84">
            <text:p>184</text:p>
          </table:table-cell>
          <table:table-cell office:value-type="float" office:value="113">
            <text:p>113</text:p>
          </table:table-cell>
          <table:table-cell office:value-type="string">
            <text:p>X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ointbase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40">
            <text:p>240</text:p>
          </table:table-cell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stgres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81">
            <text:p>58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qlserver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56">
            <text:p>55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1">01/21/2006</text:date>, <text:time>17:5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Win32 OpenOffice.org_project/680m104$Build-8913</meta:generator>
    <meta:creation-date>2006-01-21T17:56:54</meta:creation-date>
    <dc:date>2006-01-21T17:57:50</dc:date>
    <dc:language>en-US</dc:language>
    <meta:editing-cycles>2</meta:editing-cycles>
    <meta:editing-duration>PT1M18S</meta:editing-duration>
    <meta:user-defined meta:name="Info 1"/>
    <meta:user-defined meta:name="Info 2"/>
    <meta:user-defined meta:name="Info 3"/>
    <meta:user-defined meta:name="Info 4"/>
    <meta:document-statistic meta:table-count="1" meta:cell-count="195"/>
  </office:meta>
</office:document-meta>
</file>